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1cm"/>
    </style:style>
    <style:style style:name="co2" style:family="table-column">
      <style:table-column-properties fo:break-before="auto" style:column-width="5.749cm"/>
    </style:style>
    <style:style style:name="co3" style:family="table-column">
      <style:table-column-properties fo:break-before="auto" style:column-width="16.76cm"/>
    </style:style>
    <style:style style:name="co4" style:family="table-column">
      <style:table-column-properties fo:break-before="auto" style:column-width="8.468cm"/>
    </style:style>
    <style:style style:name="co5" style:family="table-column">
      <style:table-column-properties fo:break-before="auto" style:column-width="6.442cm"/>
    </style:style>
    <style:style style:name="co6" style:family="table-column">
      <style:table-column-properties fo:break-before="auto" style:column-width="6.664cm"/>
    </style:style>
    <style:style style:name="co7" style:family="table-column">
      <style:table-column-properties fo:break-before="auto" style:column-width="17.542cm"/>
    </style:style>
    <style:style style:name="co8"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5.528cm" fo:break-before="auto" style:use-optimal-row-height="true"/>
    </style:style>
    <style:style style:name="ro3" style:family="table-row">
      <style:table-row-properties style:row-height="5.106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2.579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3.422cm" fo:break-before="auto" style:use-optimal-row-height="true"/>
    </style:style>
    <style:style style:name="ro10" style:family="table-row">
      <style:table-row-properties style:row-height="4.685cm" fo:break-before="auto" style:use-optimal-row-height="true"/>
    </style:style>
    <style:style style:name="ro11" style:family="table-row">
      <style:table-row-properties style:row-height="4.263cm" fo:break-before="auto" style:use-optimal-row-height="true"/>
    </style:style>
    <style:style style:name="ro12" style:family="table-row">
      <style:table-row-properties style:row-height="5.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fo:color="#0000ff" fo:font-weight="bold" style:font-weight-asian="bold" style:font-weight-complex="bold"/>
    </style:style>
    <style:style style:name="ce2" style:family="table-cell" style:parent-style-name="Default">
      <style:table-cell-properties style:vertical-align="top"/>
    </style:style>
    <style:style style:name="ce3" style:family="table-cell" style:parent-style-name="Default">
      <style:table-cell-properties fo:background-color="#ff3333" style:vertical-align="top"/>
    </style:style>
    <style:style style:name="ce4" style:family="table-cell" style:parent-style-name="Default">
      <style:table-cell-properties fo:background-color="#00cc33" style:vertical-align="top"/>
    </style:style>
    <style:style style:name="ce5" style:family="table-cell" style:parent-style-name="Default">
      <style:table-cell-properties fo:wrap-option="wrap" style:vertical-align="top"/>
      <style:text-properties fo:color="#0000ff" fo:font-weight="bold" style:font-weight-asian="bold" style:font-weight-complex="bold"/>
    </style:style>
    <style:style style:name="ce6" style:family="table-cell" style:parent-style-name="Default">
      <style:table-cell-properties fo:wrap-option="wrap" style:vertical-align="top"/>
    </style:style>
    <style:style style:name="ce7" style:family="table-cell" style:parent-style-name="Default">
      <style:table-cell-properties fo:background-color="#ff3333" fo:wrap-option="wrap" style:vertical-align="top"/>
    </style:style>
    <style:style style:name="ce8" style:family="table-cell" style:parent-style-name="Default">
      <style:table-cell-properties fo:background-color="#00cc33" fo:wrap-option="wrap" style:vertical-align="top"/>
    </style:style>
    <style:style style:name="ce9" style:family="table-cell" style:parent-style-name="Default">
      <style:text-properties fo:color="#0000ff" fo:font-weight="bold" style:font-weight-asian="bold" style:font-weight-complex="bold"/>
    </style:style>
    <style:style style:name="ce10" style:family="table-cell" style:parent-style-name="Default">
      <style:table-cell-properties fo:background-color="#ff3333"/>
    </style:style>
    <style:style style:name="ce11" style:family="table-cell" style:parent-style-name="Default">
      <style:table-cell-properties fo:background-color="#00cc33"/>
    </style:style>
  </office:automatic-styles>
  <office:body>
    <office:spreadsheet>
      <table:table table:name="labels" table:style-name="ta1">
        <table:table-column table:style-name="co1" table:default-cell-style-name="ce2"/>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015" table:default-cell-style-name="ce2"/>
        <table:table-column table:style-name="co8" table:number-columns-repeated="2" table:default-cell-style-name="Default"/>
        <table:table-row table:style-name="ro1">
          <table:table-cell table:style-name="ce1" office:value-type="string">
            <text:p>ra_id</text:p>
          </table:table-cell>
          <table:table-cell table:style-name="ce1" office:value-type="string">
            <text:p>label_name</text:p>
          </table:table-cell>
          <table:table-cell table:style-name="ce5" office:value-type="string">
            <text:p>label_descr</text:p>
          </table:table-cell>
          <table:table-cell table:style-name="ce1" office:value-type="string">
            <text:p>soundcloud</text:p>
          </table:table-cell>
          <table:table-cell table:style-name="ce1" office:value-type="string">
            <text:p>email</text:p>
          </table:table-cell>
          <table:table-cell table:style-name="ce1" office:value-type="string">
            <text:p>website</text:p>
          </table:table-cell>
          <table:table-cell table:style-name="ce1" office:value-type="string">
            <text:p>facebook</text:p>
          </table:table-cell>
          <table:table-cell table:style-name="ce1" table:number-columns-repeated="1015"/>
          <table:table-cell table:style-name="ce9" table:number-columns-repeated="2"/>
        </table:table-row>
        <table:table-row table:style-name="ro2">
          <table:table-cell office:value-type="float" office:value="12453">
            <text:p>12453</text:p>
          </table:table-cell>
          <table:table-cell office:value-type="string">
            <text:p>Stellar Remnant</text:p>
          </table:table-cell>
          <table:table-cell office:value-type="string">
            <text:p>Stellar Remnant is a Record a Label and an Online Record shop heavily curated by Ed Vertov of Pro-Tez records/Kompakt Family and Lena Deen - the recording artist for Prologue music record label . It is based in LA and is set to release exclusive Vinyl only series of records and represent several Exclusive Labels for Distribution Worldwide . Having experience in the record industry for about 10 years Ed Vertov has worked in the records shops since 2005 .Starting at Virgin Megastore, then moving on to Amoeba Hollywood and eventually landing at Mount Analog in 2012 as on of the buyers and curators until march 2015. Stellar Remnant is a new record label that will reflect the fascination with Techno,Ambient, Experimental music and will be curated by Ed and Lena . Lena has been producing music for several years and her music could be found on Germany's leading techno label Prologue. Stellar Remnant record shop will have new releases and also classics and records that are played in Dj sets/podcasts by Ed and Lena as EVLD outfit and of small amount pf out of print and hard to find records. Eventually the goal of SR is to grow in to a store front which will include Analog Modular Gear and a Small Vinyl Distribution company. View all charted tracks on Stellar Remnant</text:p>
          </table:table-cell>
          <table:table-cell office:value-type="string">
            <text:p>http://www.soundcloud.com/stellaremnant</text:p>
          </table:table-cell>
          <table:table-cell office:value-type="string">
            <text:p>info@stellaremnant.com</text:p>
          </table:table-cell>
          <table:table-cell office:value-type="string">
            <text:p>http://www.stellaremnant.com/</text:p>
          </table:table-cell>
          <table:table-cell office:value-type="string">
            <text:p>http://www.facebook.com/pages/Stellar-Remnant/741332559317439</text:p>
          </table:table-cell>
          <table:table-cell table:number-columns-repeated="1017"/>
        </table:table-row>
        <table:table-row table:style-name="ro3">
          <table:table-cell table:style-name="ce3" office:value-type="float" office:value="12379">
            <text:p>12379</text:p>
          </table:table-cell>
          <table:table-cell table:style-name="ce3" office:value-type="string">
            <text:p>Dysfunction Recordings</text:p>
          </table:table-cell>
          <table:table-cell table:style-name="ce7" office:value-type="string">
            <text:p>Dysfunction Recordings is a fresh new label created by the DJ &amp; Producer Simon Raw,which is based on the magic island and electronic music mekka Ibiza.Focused on representing and supporting of artist in the international electronic scene with a creativ unique sound.Particularly from the music direction : Techno, Electronic, Experimental and Ambient. he message is "Be different,be yourself and live your passion". In one kind you can see techno also as a dysfunction.Because for a non techno loving persons it sound like a huge dysfunction of sounds and thats the difference to us. The dysfunction of unexplainable love and feeling to this music even more like a addiction.Lost in dancing tones,sounds,lights and frequencies over night and day and that the point.We are all different.We are all just a Dysfunction of the life what we choose but nobody can understand the point of view ,when he is not a part of it.So what to say more than "Just be your own Dysfunction and get lost in Techno“. Artist´s: Simon Raw JustJ ohsen 742D Rowsky Senal Analogica Send demo´s please to: info@dysfunctionrecordings.com View all charted tracks on Dysfunction Recordings</text:p>
          </table:table-cell>
          <table:table-cell table:style-name="ce3" office:value-type="string">
            <text:p>http://www.soundcloud.com/dysfunction-recordings</text:p>
          </table:table-cell>
          <table:table-cell table:style-name="ce3" office:value-type="string">
            <text:p>info@dysfunctionrecordings,com</text:p>
          </table:table-cell>
          <table:table-cell table:style-name="ce3" office:value-type="string">
            <text:p>http://www.dysfunctionrecordings.com</text:p>
          </table:table-cell>
          <table:table-cell table:style-name="ce3" office:value-type="string">
            <text:p>http://www.facebook.com/dysfunction.recordings</text:p>
          </table:table-cell>
          <table:table-cell table:style-name="ce3" table:number-columns-repeated="1015"/>
          <table:table-cell table:style-name="ce10" table:number-columns-repeated="2"/>
        </table:table-row>
        <table:table-row table:style-name="ro4">
          <table:table-cell table:style-name="ce3" office:value-type="float" office:value="12130">
            <text:p>12130</text:p>
          </table:table-cell>
          <table:table-cell table:style-name="ce3" office:value-type="string">
            <text:p>made of CONCRETE</text:p>
          </table:table-cell>
          <table:table-cell table:style-name="ce7" office:value-type="string">
            <text:p>"made of CONCRETE" is a record label run by the Berlin- and Dresden-based DJ's fumée grise and Andreas Pionty. "made of CONCRETE" is a platform for records shaped by the aesthetic of Techno, House, Ambient and Experimental music. BOOKING: booking@made-of-concrete.com made of CONCRETE releases have been charted by Okain and 19 others. View all charted tracks on made of CONCRETE</text:p>
          </table:table-cell>
          <table:table-cell table:style-name="ce3" office:value-type="string">
            <text:p>http://www.soundcloud.com/made-of-concrete</text:p>
          </table:table-cell>
          <table:table-cell table:style-name="ce3" office:value-type="string">
            <text:p>contact@made-of-concrete.com</text:p>
          </table:table-cell>
          <table:table-cell table:style-name="ce3" office:value-type="string">
            <text:p>http://www.made-of-concrete.com</text:p>
          </table:table-cell>
          <table:table-cell table:style-name="ce3" office:value-type="string">
            <text:p>http://www.facebook.com/madeofconcrete</text:p>
          </table:table-cell>
          <table:table-cell table:style-name="ce3" table:number-columns-repeated="1015"/>
          <table:table-cell table:style-name="ce10" table:number-columns-repeated="2"/>
        </table:table-row>
        <table:table-row table:style-name="ro5">
          <table:table-cell table:style-name="ce3" office:value-type="float" office:value="11706">
            <text:p>11706</text:p>
          </table:table-cell>
          <table:table-cell table:style-name="ce3" office:value-type="string">
            <text:p>PencilBoy Records</text:p>
          </table:table-cell>
          <table:table-cell table:style-name="ce7" office:value-type="string">
            <text:p>PencilBoy Records crea una nueva etapa, donde prevalezcan los pianos, el Ambient Electronic Antique House, Indie Dance, TechHouse, Chill Out, Experimental. Nuestro sello nace de la conjunciÃ³n entre el productor electrÃ³nico Ramiro de la Cruz Larrain y el Artista digital y dibujante Nahuel Rando. PencilBoy se propone crear un espacio de colaboraciÃ³n entre productores y artistas nacionales e internacionales de todas las generaciones. "...PencilBoy Records, Escribiendo el futuro y el pasado de la mÃºsica electrÃ³nica." View all charted tracks on PencilBoy Records</text:p>
          </table:table-cell>
          <table:table-cell table:style-name="ce3" office:value-type="string">
            <text:p>http://www.soundcloud.com/pencilboyrecords</text:p>
          </table:table-cell>
          <table:table-cell table:style-name="ce3" office:value-type="string">
            <text:p>pencilboyrecords@hotmail.com</text:p>
          </table:table-cell>
          <table:table-cell table:style-name="ce3" office:value-type="string">
            <text:p>http://www.pencilboyrecords.com</text:p>
          </table:table-cell>
          <table:table-cell table:style-name="ce3" office:value-type="string">
            <text:p>http://www.facebook.com/pencilboyrecords</text:p>
          </table:table-cell>
          <table:table-cell table:style-name="ce3" table:number-columns-repeated="1015"/>
          <table:table-cell table:style-name="ce10" table:number-columns-repeated="2"/>
        </table:table-row>
        <table:table-row table:style-name="ro3">
          <table:table-cell table:style-name="ce3" office:value-type="float" office:value="11609">
            <text:p>11609</text:p>
          </table:table-cell>
          <table:table-cell table:style-name="ce3" office:value-type="string">
            <text:p>Caduceus Empirical</text:p>
          </table:table-cell>
          <table:table-cell table:style-name="ce7" office:value-type="string">
            <text:p>Caduceus Records little brother! Moving deeper into the science of the body and its movements, Caduceus Records is proud to launch the new Caduceus Empirical sublabel, dedicated to experimental studies in rhythms and exercises designed to attune the ear to the inner pulse. As the Caduceus is a symbol of the duality of the material and spiritual world, its Empirical side will embrace more completely the spiritual by releasing explorations into the inner realms while keeping the material side still within sight. Inspired by the legacies of Chain Reaction, Mille Plateaux, IDM, and classic experimental electronic music, Caduceus Empirical will focus on the deeper and more ambient side of sound. The rhythmic structures will still remain, but here they will be emphasized less strongly in favor of textural melodic elements that fully immerse the listener in a world of sound. Releases will come in the format of full artist digital EPs, with occasional remix efforts that remain in the spirit of the labelâ€™s mission. Nothing rests, everything moves, everything vibrates, everything is music. Caduceus Empirical releases have been charted by The Black Dog and 9 others. View all charted tracks on Caduceus Empirical</text:p>
          </table:table-cell>
          <table:table-cell table:style-name="ce3" office:value-type="string">
            <text:p>http://www.soundcloud.com/caduceus-empirical</text:p>
          </table:table-cell>
          <table:table-cell table:style-name="ce3" office:value-type="string">
            <text:p>info@caduceus-records.com</text:p>
          </table:table-cell>
          <table:table-cell table:style-name="ce3" office:value-type="string">
            <text:p>http://www.caduceus-records.com/</text:p>
          </table:table-cell>
          <table:table-cell table:style-name="ce3" office:value-type="string">
            <text:p>http://www.facebook.com/caduceusempirical?ref=ts&amp;fref=ts</text:p>
          </table:table-cell>
          <table:table-cell table:style-name="ce3" table:number-columns-repeated="1015"/>
          <table:table-cell table:style-name="ce10" table:number-columns-repeated="2"/>
        </table:table-row>
        <table:table-row table:style-name="ro6">
          <table:table-cell table:style-name="ce3" office:value-type="float" office:value="11016">
            <text:p>11016</text:p>
          </table:table-cell>
          <table:table-cell table:style-name="ce3" office:value-type="string">
            <text:p>Koukotsu</text:p>
          </table:table-cell>
          <table:table-cell table:style-name="ce7" office:value-type="string">
            <text:p>Experimental electronic label since 2005, currently based in London. Releasing deep house, techno, industrial, electro pop, ambient and harsh Japanese noise. View all charted tracks on Koukotsu</text:p>
          </table:table-cell>
          <table:table-cell table:style-name="ce3" office:value-type="string">
            <text:p>NULL</text:p>
          </table:table-cell>
          <table:table-cell table:style-name="ce3" office:value-type="string">
            <text:p>info@koukotsurecords.com</text:p>
          </table:table-cell>
          <table:table-cell table:style-name="ce3" office:value-type="string">
            <text:p>http://www.koukotsurecords.com</text:p>
          </table:table-cell>
          <table:table-cell table:style-name="ce3" office:value-type="string">
            <text:p>NULL</text:p>
          </table:table-cell>
          <table:table-cell table:style-name="ce3" table:number-columns-repeated="1015"/>
          <table:table-cell table:style-name="ce10" table:number-columns-repeated="2"/>
        </table:table-row>
        <table:table-row table:style-name="ro5">
          <table:table-cell table:style-name="ce3" office:value-type="float" office:value="10999">
            <text:p>10999</text:p>
          </table:table-cell>
          <table:table-cell table:style-name="ce3" office:value-type="string">
            <text:p>Concealed Sounds</text:p>
          </table:table-cell>
          <table:table-cell table:style-name="ce7" office:value-type="string">
            <text:p>Concealed Sounds is an underground vinyl only label from Copenhagen, Denmark. Its run by the DJ &amp; Producer, Martinez, and is set up as a platform for the more deeper and experimental sides of Techno and House Music. Each release include a hidden sound, beat, groove or ambient piece. Concealed Sounds releases have been charted by Livio &amp; Roby, Alex Celler, Livio &amp; Roby, Martinez, Nima Gorji, Shlomi Aber, Martinez, Enzo Siragusa, Martinez, Nima Gorji, Martinez, Gregor Tresher and 72 others. View all charted tracks on Concealed Sounds</text:p>
          </table:table-cell>
          <table:table-cell table:style-name="ce3" office:value-type="string">
            <text:p>http://www.soundcloud.com/martinswanstein</text:p>
          </table:table-cell>
          <table:table-cell table:style-name="ce3" office:value-type="string">
            <text:p>concealedsounds@gmail.com</text:p>
          </table:table-cell>
          <table:table-cell table:style-name="ce3" office:value-type="string">
            <text:p>NULL</text:p>
          </table:table-cell>
          <table:table-cell table:style-name="ce3" office:value-type="string">
            <text:p>http://www.facebook.com/concealedsounds</text:p>
          </table:table-cell>
          <table:table-cell table:style-name="ce3" table:number-columns-repeated="1015"/>
          <table:table-cell table:style-name="ce10" table:number-columns-repeated="2"/>
        </table:table-row>
        <table:table-row table:style-name="ro4">
          <table:table-cell table:style-name="ce3" office:value-type="float" office:value="10896">
            <text:p>10896</text:p>
          </table:table-cell>
          <table:table-cell table:style-name="ce3" office:value-type="string">
            <text:p>ST Records</text:p>
          </table:table-cell>
          <table:table-cell table:style-name="ce7" office:value-type="string">
            <text:p>ST_Records was founded in 2010 by german musician Stefan Tretau. After the first successful release "Whatever Happened" on vinyl and a short creative hiatus the label is now dedicated to present his musical outcome on digital formats. ST is equally specified in club and laid-back tunes. Releases will be geared to deep- and techhouse, experimental downbeat and ambient. View all charted tracks on ST Records</text:p>
          </table:table-cell>
          <table:table-cell table:style-name="ce3" office:value-type="string">
            <text:p>http://www.soundcloud.com/stefantretau</text:p>
          </table:table-cell>
          <table:table-cell table:style-name="ce3" office:value-type="string">
            <text:p>info@st-rec.de</text:p>
          </table:table-cell>
          <table:table-cell table:style-name="ce3" office:value-type="string">
            <text:p>http://www.st-rec.de</text:p>
          </table:table-cell>
          <table:table-cell table:style-name="ce3" office:value-type="string">
            <text:p>http://www.facebook.com/tretau</text:p>
          </table:table-cell>
          <table:table-cell table:style-name="ce3" table:number-columns-repeated="1015"/>
          <table:table-cell table:style-name="ce10" table:number-columns-repeated="2"/>
        </table:table-row>
        <table:table-row table:style-name="ro6">
          <table:table-cell table:style-name="ce3" office:value-type="float" office:value="10844">
            <text:p>10844</text:p>
          </table:table-cell>
          <table:table-cell table:style-name="ce3" office:value-type="string">
            <text:p>Patagonia Label</text:p>
          </table:table-cell>
          <table:table-cell table:style-name="ce7" office:value-type="string">
            <text:p>Patagonia Label was started in February 2014 by Eban Krocher, releasing Ambient , Chill Out , Experimental , Minimal &amp; Dub Techno View all charted tracks on Patagonia Label</text:p>
          </table:table-cell>
          <table:table-cell table:style-name="ce3" office:value-type="string">
            <text:p>http://www.soundcloud.com/patagonia-label</text:p>
          </table:table-cell>
          <table:table-cell table:style-name="ce3" office:value-type="string">
            <text:p>Patagonia.label@gmail.com</text:p>
          </table:table-cell>
          <table:table-cell table:style-name="ce3" office:value-type="string">
            <text:p>NULL</text:p>
          </table:table-cell>
          <table:table-cell table:style-name="ce3" office:value-type="string">
            <text:p>http://www.facebook.com/pages/Patagonia-Label/745161892160971</text:p>
          </table:table-cell>
          <table:table-cell table:style-name="ce3" table:number-columns-repeated="1015"/>
          <table:table-cell table:style-name="ce10" table:number-columns-repeated="2"/>
        </table:table-row>
        <table:table-row table:style-name="ro6">
          <table:table-cell table:style-name="ce4" office:value-type="float" office:value="10447">
            <text:p>10447</text:p>
          </table:table-cell>
          <table:table-cell table:style-name="ce4" office:value-type="string">
            <text:p>Hotgem</text:p>
          </table:table-cell>
          <table:table-cell table:style-name="ce8" office:value-type="string">
            <text:p>We like finding hidden gems Electronic / ambient / Psychedelic future garage / experimental / Drone / Bass / House <text:a xlink:href="https://bleep.com/label/5388-hotgem">https://bleep.com/label/5388-hotgem</text:a> Glasgow View all charted tracks on Hotgem</text:p>
          </table:table-cell>
          <table:table-cell table:style-name="ce4" office:value-type="string">
            <text:p>http://www.soundcloud.com/hotgemtunes</text:p>
          </table:table-cell>
          <table:table-cell table:style-name="ce4" office:value-type="string">
            <text:p>clair@hotgem.co.uk</text:p>
          </table:table-cell>
          <table:table-cell table:style-name="ce4" office:value-type="string">
            <text:p>http://www.hotgem.co.uk</text:p>
          </table:table-cell>
          <table:table-cell table:style-name="ce4" office:value-type="string">
            <text:p>http://www.facebook.com/hotgemtunes</text:p>
          </table:table-cell>
          <table:table-cell table:style-name="ce4" table:number-columns-repeated="1015"/>
          <table:table-cell table:style-name="ce11" table:number-columns-repeated="2"/>
        </table:table-row>
        <table:table-row table:style-name="ro4">
          <table:table-cell office:value-type="float" office:value="10343">
            <text:p>10343</text:p>
          </table:table-cell>
          <table:table-cell office:value-type="string">
            <text:p>Bleu Ciel</text:p>
          </table:table-cell>
          <table:table-cell office:value-type="string">
            <text:p>From minimalism to ambient, Bleu Ciel aims to provide listeners with musical environments without any boundaries. Our releases will be including minimal, experimental music, beatless melodies as well as atmospheric sounds. We wish you to experience music conveying emotions, sensations of flying and enhancing meditation. Vinyl-only, limited record label. Bleu Ciel releases have been charted by Maher Daniel and 50 others. View all charted tracks on Bleu Ciel</text:p>
          </table:table-cell>
          <table:table-cell office:value-type="string">
            <text:p>http://www.soundcloud.com/roraprodltd</text:p>
          </table:table-cell>
          <table:table-cell office:value-type="string">
            <text:p>NULL</text:p>
          </table:table-cell>
          <table:table-cell office:value-type="string">
            <text:p>http://www.roraprod.com</text:p>
          </table:table-cell>
          <table:table-cell office:value-type="string">
            <text:p>http://www.facebook.com/bleucielmusic?ref=hl</text:p>
          </table:table-cell>
          <table:table-cell table:number-columns-repeated="1017"/>
        </table:table-row>
        <table:table-row table:style-name="ro3">
          <table:table-cell office:value-type="float" office:value="10289">
            <text:p>10289</text:p>
          </table:table-cell>
          <table:table-cell office:value-type="string">
            <text:p>Intellighenzia Electronica Records</text:p>
          </table:table-cell>
          <table:table-cell office:value-type="string">
            <text:p>Milan approaches the techno world with a movement that has supported electronic music through various events for years. Intellighenzia electronica, is an independent label, generated from this movement. Our goal is to bring together the best Italian and International producers of electronic music. Already in collaboration with some of the most important remixers in the techno scene, intellighenzia electronica aims to offer innovative and experimental electronic music. The label is divided into three series where each one is dedicated to a specific sound. •The RED SERIES is geared towards dancefloor music from techno to groovy and uplifting house music. •The GREEN SERIES is dedicate to a more introspective and old school sound like detroit techno, dub techno, deep house, and some kind of electro. •The XP SERIES, the freest of the series, is dedicated to all the other sides of electronic sound, from ambient to noise and drone. Intellighenzia Electronica Records releases have been charted by Jerome Sydenham, Nicole Moudaber and 23 others. View all charted tracks on Intellighenzia Electronica Records</text:p>
          </table:table-cell>
          <table:table-cell office:value-type="string">
            <text:p>http://www.soundcloud.com/intellighenzia_label</text:p>
          </table:table-cell>
          <table:table-cell office:value-type="string">
            <text:p>intellighenziarecords@gmail.com</text:p>
          </table:table-cell>
          <table:table-cell office:value-type="string">
            <text:p>NULL</text:p>
          </table:table-cell>
          <table:table-cell office:value-type="string">
            <text:p>http://www.facebook.com/intellighenziarecords</text:p>
          </table:table-cell>
          <table:table-cell table:number-columns-repeated="1017"/>
        </table:table-row>
        <table:table-row table:style-name="ro6">
          <table:table-cell office:value-type="float" office:value="9253">
            <text:p>9253</text:p>
          </table:table-cell>
          <table:table-cell office:value-type="string">
            <text:p>Womblabel</text:p>
          </table:table-cell>
          <table:table-cell office:value-type="string">
            <text:p>Womblabel is an electronic music label, distributed by the Question of Time group, which focuses on Ambient, Chill Out and experimental Electronica. View all charted tracks on Womblabel</text:p>
          </table:table-cell>
          <table:table-cell office:value-type="string">
            <text:p>http://www.soundcloud.com/womblabel</text:p>
          </table:table-cell>
          <table:table-cell office:value-type="string">
            <text:p>info@womblabel.com</text:p>
          </table:table-cell>
          <table:table-cell office:value-type="string">
            <text:p>http://www.womblabel.com</text:p>
          </table:table-cell>
          <table:table-cell office:value-type="string">
            <text:p>http://www.facebook.com/Womblabel</text:p>
          </table:table-cell>
          <table:table-cell table:number-columns-repeated="1017"/>
        </table:table-row>
        <table:table-row table:style-name="ro7">
          <table:table-cell office:value-type="float" office:value="8504">
            <text:p>8504</text:p>
          </table:table-cell>
          <table:table-cell office:value-type="string">
            <text:p>Enough Records</text:p>
          </table:table-cell>
          <table:table-cell office:value-type="string">
            <text:p>Enough Records was the first Portuguese netlabel. The genre of our releases drifts from the more experimental idm and the extreme dark ambient with quite a few heavy electronica / ambient / post rock influences along the way. Enough Records releases have been charted by Valentino Kanzyani, Anthea and 19 others. View all charted tracks on Enough Records</text:p>
          </table:table-cell>
          <table:table-cell office:value-type="string">
            <text:p>NULL</text:p>
          </table:table-cell>
          <table:table-cell office:value-type="string">
            <text:p>ps@enoughrecords.org</text:p>
          </table:table-cell>
          <table:table-cell office:value-type="string">
            <text:p>http://enoughrecords.scene.org</text:p>
          </table:table-cell>
          <table:table-cell office:value-type="string">
            <text:p>http://www.facebook.com/enoughrec</text:p>
          </table:table-cell>
          <table:table-cell table:number-columns-repeated="1017"/>
        </table:table-row>
        <table:table-row table:style-name="ro8">
          <table:table-cell office:value-type="float" office:value="8321">
            <text:p>8321</text:p>
          </table:table-cell>
          <table:table-cell office:value-type="string">
            <text:p>Blankrecords</text:p>
          </table:table-cell>
          <table:table-cell office:value-type="string">
            <text:p>Blankrecords is home to analog electronic music, creating an individual musical language crossing the boundaries of ambient, experimental, folk, electronic, and even what we consider to be pop. View all charted tracks on Blankrecords</text:p>
          </table:table-cell>
          <table:table-cell office:value-type="string">
            <text:p>NULL</text:p>
          </table:table-cell>
          <table:table-cell office:value-type="string">
            <text:p>blank@blankrecords.de</text:p>
          </table:table-cell>
          <table:table-cell office:value-type="string">
            <text:p>http://blankrecords.de</text:p>
          </table:table-cell>
          <table:table-cell office:value-type="string">
            <text:p>http://www.facebook.com/blankrecordsberlin</text:p>
          </table:table-cell>
          <table:table-cell table:number-columns-repeated="1017"/>
        </table:table-row>
        <table:table-row table:style-name="ro8">
          <table:table-cell office:value-type="float" office:value="8159">
            <text:p>8159</text:p>
          </table:table-cell>
          <table:table-cell office:value-type="string">
            <text:p>SceneMusic Records</text:p>
          </table:table-cell>
          <table:table-cell office:value-type="string">
            <text:p>SCENEMUSIC produces and distributes interesting new sonic works of ballad fusion jazz, techno/house, psychedelic, minimal, ambient, soundscapes, drones, experimental music and makes dark &amp; gothic atmospheres. View all charted tracks on SceneMusic Records</text:p>
          </table:table-cell>
          <table:table-cell office:value-type="string">
            <text:p>NULL</text:p>
          </table:table-cell>
          <table:table-cell office:value-type="string">
            <text:p>info@scene-music.com</text:p>
          </table:table-cell>
          <table:table-cell office:value-type="string">
            <text:p>http://www.scene-music.com</text:p>
          </table:table-cell>
          <table:table-cell office:value-type="string">
            <text:p>http://www.facebook.com/scenemusic?sk=wall</text:p>
          </table:table-cell>
          <table:table-cell table:number-columns-repeated="1017"/>
        </table:table-row>
        <table:table-row table:style-name="ro9">
          <table:table-cell office:value-type="float" office:value="7901">
            <text:p>7901</text:p>
          </table:table-cell>
          <table:table-cell office:value-type="string">
            <text:p>Moving Vibrations</text:p>
          </table:table-cell>
          <table:table-cell office:value-type="string">
            <text:p>Moving Vibrations is Amsterdam’s brand new deep and dubby electronic record label founded by Shirley Asafo- Adjaye (Desua) and Dylan Hermelijn (2000 and One), adding another swell imprint to the Planet Gong Productions platform. Moving Vibrations has it’s focus on dub- and deep house and certainly takes a journey across ambient and more experimental influenced music. Moving Vibrations holds exclusivity in highest regard and therefore will be released in vinyl format only. “ A vibration is the source of all sounds. Follow the path of a vibration from its source through the ear, moving forward; Moving Vibrations." Moving Vibrations releases have been charted by 2000 and One, Shinedoe, Jimpster, 2000 and One, Shinedoe and 12 others. View all charted tracks on Moving Vibrations</text:p>
          </table:table-cell>
          <table:table-cell office:value-type="string">
            <text:p>http://www.soundcloud.com/moving-vibrations</text:p>
          </table:table-cell>
          <table:table-cell office:value-type="string">
            <text:p>shirley@planetgong.nl</text:p>
          </table:table-cell>
          <table:table-cell office:value-type="string">
            <text:p>http://facebook.com/movingvibrations</text:p>
          </table:table-cell>
          <table:table-cell office:value-type="string">
            <text:p>http://www.facebook.com/movingvibrations</text:p>
          </table:table-cell>
          <table:table-cell table:number-columns-repeated="1017"/>
        </table:table-row>
        <table:table-row table:style-name="ro9">
          <table:table-cell office:value-type="float" office:value="7524">
            <text:p>7524</text:p>
          </table:table-cell>
          <table:table-cell office:value-type="string">
            <text:p>Question of Time</text:p>
          </table:table-cell>
          <table:table-cell office:value-type="string">
            <text:p>Question of Time stands for quality electronic music. At the heart of QoT is a belief that dance music is truly about losing oneself in the moment. The label desires to be the catalyst for such dancefloor escapades. Over the years, QoT's music has been called many things - deep, acidic, dark, subliminal, electronic, and emotional, although in the end, the root of all of its club music is house and techno. QoT also likes to explore deep psychological moods, by ambient and experimental electronica artists like Aqob. The label's goal is simply to release quality electronic music straight from the heart. QoT believes in the pure spirit of the 12-inch format - with a digital release following later. View all charted tracks on Question of Time</text:p>
          </table:table-cell>
          <table:table-cell office:value-type="string">
            <text:p>NULL</text:p>
          </table:table-cell>
          <table:table-cell office:value-type="string">
            <text:p>info@questionoftime.co.uk</text:p>
          </table:table-cell>
          <table:table-cell office:value-type="string">
            <text:p>http://www.questionoftime.co.uk</text:p>
          </table:table-cell>
          <table:table-cell office:value-type="string">
            <text:p>http://www.facebook.com/questionoftimerecords</text:p>
          </table:table-cell>
          <table:table-cell table:number-columns-repeated="1017"/>
        </table:table-row>
        <table:table-row table:style-name="ro8">
          <table:table-cell office:value-type="float" office:value="7301">
            <text:p>7301</text:p>
          </table:table-cell>
          <table:table-cell office:value-type="string">
            <text:p>Airvent Media</text:p>
          </table:table-cell>
          <table:table-cell office:value-type="string">
            <text:p>Electronic Label founded by Arctic Sunrise in 2006. Radio 1 Airplay from Mary Anne Hobbs in October 06. Glitch, IDM, Ambient, Experimental, Drum and Bass, Noise, Dubstep. View all charted tracks on Airvent Media</text:p>
          </table:table-cell>
          <table:table-cell table:number-columns-repeated="2" office:value-type="string">
            <text:p>NULL</text:p>
          </table:table-cell>
          <table:table-cell office:value-type="string">
            <text:p>http://www.airvent-media.co.uk</text:p>
          </table:table-cell>
          <table:table-cell office:value-type="string">
            <text:p>http://www.facebook.com/airventmedia</text:p>
          </table:table-cell>
          <table:table-cell table:number-columns-repeated="1017"/>
        </table:table-row>
        <table:table-row table:style-name="ro6">
          <table:table-cell office:value-type="float" office:value="6231">
            <text:p>6231</text:p>
          </table:table-cell>
          <table:table-cell office:value-type="string">
            <text:p>Subexotic Records</text:p>
          </table:table-cell>
          <table:table-cell office:value-type="string">
            <text:p>Subexotic Records was formed in 2010, with the aim of showcasing the best in electronica, techno, ambient and experimental music. View all charted tracks on Subexotic Records</text:p>
          </table:table-cell>
          <table:table-cell office:value-type="string">
            <text:p>NULL</text:p>
          </table:table-cell>
          <table:table-cell office:value-type="string">
            <text:p>info@subexotic.com</text:p>
          </table:table-cell>
          <table:table-cell office:value-type="string">
            <text:p>http://www.subexotic.com</text:p>
          </table:table-cell>
          <table:table-cell office:value-type="string">
            <text:p>NULL</text:p>
          </table:table-cell>
          <table:table-cell table:number-columns-repeated="1017"/>
        </table:table-row>
        <table:table-row table:style-name="ro5">
          <table:table-cell office:value-type="float" office:value="5712">
            <text:p>5712</text:p>
          </table:table-cell>
          <table:table-cell office:value-type="string">
            <text:p>Irregular</text:p>
          </table:table-cell>
          <table:table-cell office:value-type="string">
            <text:p>Irregular is a sub-label born from the most restless and experimental hidden wishes of acclaimed dance label -based in Barcelona- Regular. Our core mission is embrace diverse electronic aesthetics like IDM, lo-fi, avant, ill-ambient, soundtrack, indie or synth pop. Paying same attention to both musical and the visual. A sinus of electronic artists who do not believe in musical barriers. Curiosity, intuition and good ideas! Our essential artists are: THE SUICIDE OF WESTERN CULTURE, OLDER, BRUNETTO, ALSO JAUMËTIC o THE CITY'S LAST NOISE. View all charted tracks on Irregular</text:p>
          </table:table-cell>
          <table:table-cell office:value-type="string">
            <text:p>NULL</text:p>
          </table:table-cell>
          <table:table-cell office:value-type="string">
            <text:p>jaume@regularlabel.com</text:p>
          </table:table-cell>
          <table:table-cell office:value-type="string">
            <text:p>http://regularlabel.com</text:p>
          </table:table-cell>
          <table:table-cell office:value-type="string">
            <text:p>http://www.facebook.com/irregularlabel</text:p>
          </table:table-cell>
          <table:table-cell table:number-columns-repeated="1017"/>
        </table:table-row>
        <table:table-row table:style-name="ro10">
          <table:table-cell office:value-type="float" office:value="5243">
            <text:p>5243</text:p>
          </table:table-cell>
          <table:table-cell office:value-type="string">
            <text:p>Sajgon Records</text:p>
          </table:table-cell>
          <table:table-cell office:value-type="string">
            <text:p>SAJGON RECORDS is digital electronic music label with focusing on intelligent approach in most of kind of electronic music styles which are close special to deep house, house, techhouse and intelligent techno music, but also of calm side of electronic like downtempo, ambient, experimental and others similar styles which are "designed" to dancefloor or chill-outing. Sajgon records assemb the music producers with this music theory from around the all world. Our primary aim is produce high-class music stuffs for all hungry electronic consumers.... LAST RELEASES : ... .... [SJGN030] DomScott - I'm In Love [SJGN031] Tommi Oskari - Bermuda Square E.P. [SJGN032] Various Artist - The Architects 001 E.P. [SJGN033] Richard Scholtz - The Trend E.P. [SJGN034] Deephope - Coffee Time E.P. [SJGN035] Ika Sali - Expressions [SJGN036] Martin Greenland - Believe In Love E.P. [SJGN037] Various Artists - The Architects 002 [SJGN038] Spark Taberner - Meteors [SJGN039] Deephope&amp;Manos - Into My Life View all charted tracks on Sajgon Records</text:p>
          </table:table-cell>
          <table:table-cell office:value-type="string">
            <text:p>NULL</text:p>
          </table:table-cell>
          <table:table-cell office:value-type="string">
            <text:p>sajgon@sajgon-records.eu</text:p>
          </table:table-cell>
          <table:table-cell office:value-type="string">
            <text:p>http://www.sajgon-records.eu</text:p>
          </table:table-cell>
          <table:table-cell office:value-type="string">
            <text:p>http://www.facebook.com/#!/pages/Sajgon-Records/125066840887143</text:p>
          </table:table-cell>
          <table:table-cell table:number-columns-repeated="1017"/>
        </table:table-row>
        <table:table-row table:style-name="ro7">
          <table:table-cell office:value-type="float" office:value="5232">
            <text:p>5232</text:p>
          </table:table-cell>
          <table:table-cell office:value-type="string">
            <text:p>Qubit Sound</text:p>
          </table:table-cell>
          <table:table-cell office:value-type="string">
            <text:p>Qubit-sound is a net-label releasing electronic music in file formats. We are interested in music from the field of techno, minimal, house, tech house, micro-house, dub, glitch, ambient and experimental. Qubit-sound's goal is to promote artists through our digital platform and to distribute electronic music around the world. View all charted tracks on Qubit Sound</text:p>
          </table:table-cell>
          <table:table-cell office:value-type="string">
            <text:p>NULL</text:p>
          </table:table-cell>
          <table:table-cell office:value-type="string">
            <text:p>info@qubitsound.com</text:p>
          </table:table-cell>
          <table:table-cell office:value-type="string">
            <text:p>http://www.qubitsound.com/about.html</text:p>
          </table:table-cell>
          <table:table-cell office:value-type="string">
            <text:p>http://www.facebook.com/pages/Qubit-sound/91919678660?ref=nf</text:p>
          </table:table-cell>
          <table:table-cell table:number-columns-repeated="1017"/>
        </table:table-row>
        <table:table-row table:style-name="ro11">
          <table:table-cell office:value-type="float" office:value="4817">
            <text:p>4817</text:p>
          </table:table-cell>
          <table:table-cell office:value-type="string">
            <text:p>contrast-r</text:p>
          </table:table-cell>
          <table:table-cell office:value-type="string">
            <text:p>contrast-r is a new music label created in the year 2010 by claude kass &amp; irma brawick, both known under their artist names "ionic benton" &amp; "vali t" and is located in the middle of europe in the small country luxembourg. as truly electronic music freaks with a special interest in techno, they decided to launch the label contrast-r. they are trying to not follow a special scheme but simply follow their taste and feelings about this kind of music. the result will be a more unusual style of techno, ambient and experimental sounds as it is used mostly these days. a sub label will follow soon and there can be expected more experimental and ambient sounds, all in a larger range of dark, deep, relax, chill and experimental ambient style. contrast stands for an open minded and true music loving label with the aim to provide the more special and out of the row sounding tracks. the owners are doing this as a passion and with true love to music and art. View all charted tracks on contrast-r</text:p>
          </table:table-cell>
          <table:table-cell office:value-type="string">
            <text:p>NULL</text:p>
          </table:table-cell>
          <table:table-cell office:value-type="string">
            <text:p>claudekass@gmail.com</text:p>
          </table:table-cell>
          <table:table-cell office:value-type="string">
            <text:p>http://www.contrast-r.com</text:p>
          </table:table-cell>
          <table:table-cell office:value-type="string">
            <text:p>http://www.facebook.com/contrastr</text:p>
          </table:table-cell>
          <table:table-cell table:number-columns-repeated="1017"/>
        </table:table-row>
        <table:table-row table:style-name="ro5">
          <table:table-cell office:value-type="float" office:value="4695">
            <text:p>4695</text:p>
          </table:table-cell>
          <table:table-cell office:value-type="string">
            <text:p>labor51</text:p>
          </table:table-cell>
          <table:table-cell office:value-type="string">
            <text:p>labor51 (recordings) was founded in early 2008 by tooltech (germany) as subdivision of tt-rec (tooltechrecords). the label releases experimental, micro, dub, ambient, minimal, house and techno music. labor51 prefers concept works with unique sound character... no rules - no borders..! the releases show you a independent way of producing and the results keep in mind. allready released: 18 EPÂ´s/ Albums more will follow... actual labor51 019 by angelo krizashi "passage EP" contact: tt-rec@freenet.de or tooltech@emailn,de View all charted tracks on labor51</text:p>
          </table:table-cell>
          <table:table-cell office:value-type="string">
            <text:p>http://www.soundcloud.com/labor51</text:p>
          </table:table-cell>
          <table:table-cell office:value-type="string">
            <text:p>tt-rec@freenet.de</text:p>
          </table:table-cell>
          <table:table-cell office:value-type="string">
            <text:p>http://toolte.ch</text:p>
          </table:table-cell>
          <table:table-cell office:value-type="string">
            <text:p>http://www.facebook.com/profile.php?id=100002002694654#!/home.php?sk=group_103398333062878&amp;ap=1</text:p>
          </table:table-cell>
          <table:table-cell table:number-columns-repeated="1017"/>
        </table:table-row>
        <table:table-row table:style-name="ro9">
          <table:table-cell office:value-type="float" office:value="4313">
            <text:p>4313</text:p>
          </table:table-cell>
          <table:table-cell office:value-type="string">
            <text:p>Informa Records</text:p>
          </table:table-cell>
          <table:table-cell office:value-type="string">
            <text:p>Informa is an independent record label established by Glasgow based producer Deepbass. It is a platform for underground music generally portrayed as deep, dark, experimental techno which has subtle elements of ambient and electronica. Our objective is to push artists minds to new depths of creativity and originality, push past the physical boundaries music production and to embrace the future of electronic music. Informa Records releases have been charted by Giorgio Gigli, DJ Deep, Mike Dehnert, DJ Deep, Etapp Kyle, Giorgio Gigli, Kr!z, Psyk, Giorgio Gigli, Etapp Kyle, Psyk, Giorgio Gigli, Samuli Kemppi, Brendon Moeller, Etapp Kyle, Giorgio Gigli, Mike Parker, Etapp Kyle, Kirk Degiorgio, Psyk, Giorgio Gigli, Psyk, Speedy J and 151 others. View all charted tracks on Informa Records</text:p>
          </table:table-cell>
          <table:table-cell office:value-type="string">
            <text:p>NULL</text:p>
          </table:table-cell>
          <table:table-cell office:value-type="string">
            <text:p>informarecords@gmail.com</text:p>
          </table:table-cell>
          <table:table-cell office:value-type="string">
            <text:p>http://www.informarecords.com</text:p>
          </table:table-cell>
          <table:table-cell office:value-type="string">
            <text:p>http://www.facebook.com/pages/Informa-Records/107910485954741</text:p>
          </table:table-cell>
          <table:table-cell table:number-columns-repeated="1017"/>
        </table:table-row>
        <table:table-row table:style-name="ro11">
          <table:table-cell office:value-type="float" office:value="4189">
            <text:p>4189</text:p>
          </table:table-cell>
          <table:table-cell office:value-type="string">
            <text:p>Perifaire</text:p>
          </table:table-cell>
          <table:table-cell office:value-type="string">
            <text:p>If there's a convincing argument against increasing club-sound pessimism and its often heard complaint that original music is today a thing of the past, then that argument is Label Perifaire Records, Stendal (Germany). Perifaire Records is far away from the temporary centre of electronic music and for about a year now, with each of its records, has tried to substantiate this argument. Such records include ecstatic and dreamy tracks as well as experimental mixes of electronica and house-beats with minimalist romantic. Here at Perifaire, we've set ourselves the goal of refining our sound, including new artists and moving away from the often monotone and inexpressive clubsound. Perifaire Records' releases are experimental and partly ambient, yet at the same time aim to maintain a viable dance beat. For the time being, our releases are only available in MP3 form with vinyl coming in the near future. View all charted tracks on Perifaire</text:p>
          </table:table-cell>
          <table:table-cell office:value-type="string">
            <text:p>NULL</text:p>
          </table:table-cell>
          <table:table-cell office:value-type="string">
            <text:p>perifaire@live.de</text:p>
          </table:table-cell>
          <table:table-cell office:value-type="string">
            <text:p>http://www.perifaire.com</text:p>
          </table:table-cell>
          <table:table-cell office:value-type="string">
            <text:p>NULL</text:p>
          </table:table-cell>
          <table:table-cell table:number-columns-repeated="1017"/>
        </table:table-row>
        <table:table-row table:style-name="ro4">
          <table:table-cell office:value-type="float" office:value="3836">
            <text:p>3836</text:p>
          </table:table-cell>
          <table:table-cell office:value-type="string">
            <text:p>Geyser Recordings</text:p>
          </table:table-cell>
          <table:table-cell office:value-type="string">
            <text:p>Geyser Recordings has been founded by Riad Michael (also known as Geyser) with the intention of releasing own music independently as well as presenting selected works by inspiring artists. Reaching stylistically from lounge over club sounds to experimental electronica and ambient the label catalogue is made up of the three different series Geyser Lounge, Geyser Tech and Geysertronica. View all charted tracks on Geyser Recordings</text:p>
          </table:table-cell>
          <table:table-cell table:number-columns-repeated="2" office:value-type="string">
            <text:p>NULL</text:p>
          </table:table-cell>
          <table:table-cell office:value-type="string">
            <text:p>http://www.geyserrecordings.com</text:p>
          </table:table-cell>
          <table:table-cell office:value-type="string">
            <text:p>NULL</text:p>
          </table:table-cell>
          <table:table-cell table:number-columns-repeated="1017"/>
        </table:table-row>
        <table:table-row table:style-name="ro12">
          <table:table-cell office:value-type="float" office:value="3667">
            <text:p>3667</text:p>
          </table:table-cell>
          <table:table-cell office:value-type="string">
            <text:p>Deafness Records</text:p>
          </table:table-cell>
          <table:table-cell office:value-type="string">
            <text:p>Our first random thoughts of founding a label emerged on a morning in the year 2007, heading back home from an open-air festival. Our aim was to create a netlabel which would offer a chance and help to young and talented artists and producers to show up themselves and their works to electronic music-lovers with a sophisticated taste.Among the latest and most forward-thinking directions we would like to make some space for all the genres or styles which are being pushed to the background and also less popular due to current music trends - indicating that not only the latest musical directions have refreshing energy, soul and progressive conceptions in themselves. All the kinds of electronic music fit into our profile which differs from the commonplace and average, let it be electro, electroclash, techno, minimal, experimental or ambient. Our aim has not changed: we transmit and mediate considerable, fresh and forward-thinking soundscapes towards party people, dj's and connoisseurs, so actually, to You all! Contact us via this email address: deafnessrecords@gmail.com Our materials are under the 'Attribution-Noncommercial-No Derivative Works' Creative Commons License. Supported by: Cio D'Or, Electric Indigo, Beroshima, Kosmas Epsilon, Fine Cut Bodies, Reecoba aka Igor Do'urden, Workidz View all charted tracks on Deafness Records</text:p>
          </table:table-cell>
          <table:table-cell office:value-type="string">
            <text:p>http://www.soundcloud.com/deafnessrecords</text:p>
          </table:table-cell>
          <table:table-cell office:value-type="string">
            <text:p>deafnessrecords@gmail.com</text:p>
          </table:table-cell>
          <table:table-cell office:value-type="string">
            <text:p>http://www.deafnessrecords.com</text:p>
          </table:table-cell>
          <table:table-cell office:value-type="string">
            <text:p>http://www.facebook.com/deafnessrecords</text:p>
          </table:table-cell>
          <table:table-cell table:number-columns-repeated="1017"/>
        </table:table-row>
        <table:table-row table:style-name="ro6">
          <table:table-cell office:value-type="float" office:value="3442">
            <text:p>3442</text:p>
          </table:table-cell>
          <table:table-cell office:value-type="string">
            <text:p>Reiz Musik</text:p>
          </table:table-cell>
          <table:table-cell office:value-type="string">
            <text:p>Experimental electro funk techno house deep house ambient release label. View all charted tracks on Reiz Musik</text:p>
          </table:table-cell>
          <table:table-cell office:value-type="string">
            <text:p>NULL</text:p>
          </table:table-cell>
          <table:table-cell office:value-type="string">
            <text:p>reizmusik@libero.it</text:p>
          </table:table-cell>
          <table:table-cell office:value-type="string">
            <text:p>http://www.myspace.com/reizmusik</text:p>
          </table:table-cell>
          <table:table-cell office:value-type="string">
            <text:p>NULL</text:p>
          </table:table-cell>
          <table:table-cell table:number-columns-repeated="1017"/>
        </table:table-row>
        <table:table-row table:style-name="ro6">
          <table:table-cell office:value-type="float" office:value="3397">
            <text:p>3397</text:p>
          </table:table-cell>
          <table:table-cell office:value-type="string">
            <text:p>Simphonic Silence Inside</text:p>
          </table:table-cell>
          <table:table-cell office:value-type="string">
            <text:p>russian underground music label based in rostov on don, russia. ambient, deep, techno, experimental. View all charted tracks on Simphonic Silence Inside</text:p>
          </table:table-cell>
          <table:table-cell office:value-type="string">
            <text:p>http://www.soundcloud.com/ssi-records</text:p>
          </table:table-cell>
          <table:table-cell office:value-type="string">
            <text:p>mail@ssirec.com</text:p>
          </table:table-cell>
          <table:table-cell office:value-type="string">
            <text:p>http://www.ssirec.com</text:p>
          </table:table-cell>
          <table:table-cell office:value-type="string">
            <text:p>http://www.facebook.com/ssirecords</text:p>
          </table:table-cell>
          <table:table-cell table:number-columns-repeated="1017"/>
        </table:table-row>
        <table:table-row table:style-name="ro12">
          <table:table-cell office:value-type="float" office:value="3103">
            <text:p>3103</text:p>
          </table:table-cell>
          <table:table-cell office:value-type="string">
            <text:p>Crazy Language</text:p>
          </table:table-cell>
          <table:table-cell office:value-type="string">
            <text:p>Music is a language used all around the world. Transcending cultural and lingual barriers, this universal code is finding its way even into the most remote corners of the planet. Via the internet, music is connecting people who otherwise would never have got to know each other: Bridging the social context consisting of different cultural backgrounds and languages, music makes us feel united, which is somewhat crazy – music is a CRAZY LANGUAGE. Coordinated from Berlin, the netlabel CRAZY LANGUAGE was founded by AXIOM and HURON in 2006. Ever since Crazy Language has been serving as music filter and platform for artistic self-realisation. The label offers all experimental electronic music genres an outlet, for example IDM, Electronica, Glitch, Abstract, Ambient, Downbeat and Breaks. This is reflected in the passion of the netlabel owners as well as in the diversity of the music scene. With lots of love for music, Crazy Language is articulating itself in a dialect spoken all around the world by artists and music lovers alike: the Crazy Language of course. ................................................... http://www.crazy-language.de http://crazylanguage.bandcamp.com http://www.lastfm.de/label/crazy-language http://www.archive.org/details/crazy-language http://sonicsquirrel.net/detail/label/crazy_language View all charted tracks on Crazy Language</text:p>
          </table:table-cell>
          <table:table-cell office:value-type="string">
            <text:p>http://www.soundcloud.com/crazy-language</text:p>
          </table:table-cell>
          <table:table-cell office:value-type="string">
            <text:p>contact@crazy-language.de</text:p>
          </table:table-cell>
          <table:table-cell office:value-type="string">
            <text:p>http://www.crazy-language.de</text:p>
          </table:table-cell>
          <table:table-cell office:value-type="string">
            <text:p>http://www.facebook.com/crazy.language.netlabel</text:p>
          </table:table-cell>
          <table:table-cell table:number-columns-repeated="1017"/>
        </table:table-row>
        <table:table-row table:style-name="ro9">
          <table:table-cell office:value-type="float" office:value="2486">
            <text:p>2486</text:p>
          </table:table-cell>
          <table:table-cell office:value-type="string">
            <text:p>Mathematics Recordings</text:p>
          </table:table-cell>
          <table:table-cell office:value-type="string">
            <text:p>Mathematics FOunded in Chicago Circa 1996: Primary Composers - Adonis / Steve Poindexter / Hieroglyphic Being / AfricanswithMAinframes . Genre: Classic House / Acid House / Ambient / Industrial / New Age / Experimental Jazz / Enviromental Music https://www.beatport.com/en-US/html/content/label/detail/4196/mathematics Mathematics Recordings releases have been charted by Dario Zenker, Kirk Degiorgio, Homework, Virginia, Palms Trax, System Of Survival, Brendon Moeller, And.Id, Kornél Kovács, Oliver Hafenbauer, Traxx, Oliver Hafenbauer, Blond:ish, Le Loup, Adam Marshall, Roman Flügel, DJ Deep, Dario Zenker, Traxx, Adam Marshall, Barnt, And.Id, Peter Van Hoesen and 424 others. View all charted tracks on Mathematics Recordings</text:p>
          </table:table-cell>
          <table:table-cell office:value-type="string">
            <text:p>NULL</text:p>
          </table:table-cell>
          <table:table-cell office:value-type="string">
            <text:p>MAthematicsrecordings@hotmail.com</text:p>
          </table:table-cell>
          <table:table-cell office:value-type="string">
            <text:p>http://www.mathematicsrecordings.com</text:p>
          </table:table-cell>
          <table:table-cell office:value-type="string">
            <text:p>NULL</text:p>
          </table:table-cell>
          <table:table-cell table:number-columns-repeated="1017"/>
        </table:table-row>
        <table:table-row table:style-name="ro8">
          <table:table-cell office:value-type="float" office:value="2316">
            <text:p>2316</text:p>
          </table:table-cell>
          <table:table-cell office:value-type="string">
            <text:p>Hidden Shoal Recordings</text:p>
          </table:table-cell>
          <table:table-cell office:value-type="string">
            <text:p>Hidden Shoal Recordings catalogue includes releases that slip between the edges of experimental ambient work, shoegazing pop, post-rock and indie rock. The label has earned a reputation for releasing exciting and engaging new independent music unbound by genre or style.</text:p>
          </table:table-cell>
          <table:table-cell table:number-columns-repeated="2" office:value-type="string">
            <text:p>NULL</text:p>
          </table:table-cell>
          <table:table-cell office:value-type="string">
            <text:p>http://music.hiddenshoal.com</text:p>
          </table:table-cell>
          <table:table-cell office:value-type="string">
            <text:p>NULL</text:p>
          </table:table-cell>
          <table:table-cell table:number-columns-repeated="1017"/>
        </table:table-row>
        <table:table-row table:style-name="ro7">
          <table:table-cell office:value-type="float" office:value="2187">
            <text:p>2187</text:p>
          </table:table-cell>
          <table:table-cell office:value-type="string">
            <text:p>Embarcadero Records</text:p>
          </table:table-cell>
          <table:table-cell office:value-type="string">
            <text:p>Embarcadero Records was founded by Donald Wilborn in 2006, primarily to distribute his own productions as well as undiscovered artists. Spanning genres such as cinematic ambient, spacey house, progressive breaks, experimental techno, melodic trance, and ethereal drum and bass. View all charted tracks on Embarcadero Records</text:p>
          </table:table-cell>
          <table:table-cell office:value-type="string">
            <text:p>NULL</text:p>
          </table:table-cell>
          <table:table-cell office:value-type="string">
            <text:p>label@embarcaderorecords.com</text:p>
          </table:table-cell>
          <table:table-cell office:value-type="string">
            <text:p>http://www.embarcaderorecords.com</text:p>
          </table:table-cell>
          <table:table-cell office:value-type="string">
            <text:p>http://www.facebook.com/donaldwilborn</text:p>
          </table:table-cell>
          <table:table-cell table:number-columns-repeated="1017"/>
        </table:table-row>
        <table:table-row table:style-name="ro6">
          <table:table-cell office:value-type="float" office:value="1526">
            <text:p>1526</text:p>
          </table:table-cell>
          <table:table-cell office:value-type="string">
            <text:p>Recycling Records</text:p>
          </table:table-cell>
          <table:table-cell office:value-type="string">
            <text:p>Recycling Records is a label established to promote the idea of plunderphonics. It publishes recordings of experimental, ambient, noisy and avantgarde music made from portions of already existing songs.</text:p>
          </table:table-cell>
          <table:table-cell office:value-type="string">
            <text:p>NULL</text:p>
          </table:table-cell>
          <table:table-cell office:value-type="string">
            <text:p>recyclingrecords@gmail.com</text:p>
          </table:table-cell>
          <table:table-cell office:value-type="string">
            <text:p>http://www.recyclingrecords.com</text:p>
          </table:table-cell>
          <table:table-cell office:value-type="string">
            <text:p>http://www.facebook.com/pages/Recycling-Records/140417635777</text:p>
          </table:table-cell>
          <table:table-cell table:number-columns-repeated="1017"/>
        </table:table-row>
        <table:table-row table:style-name="ro4">
          <table:table-cell office:value-type="float" office:value="1202">
            <text:p>1202</text:p>
          </table:table-cell>
          <table:table-cell office:value-type="string">
            <text:p>Phil e</text:p>
          </table:table-cell>
          <table:table-cell office:value-type="string">
            <text:p>Phil e is a division of Philpot-Records. Its releases range from ambient and drone music to experimental forms of techno. Phil e releases have been charted by Dario Zenker, Seuil, Samuli Kemppi, Kenneth Christiansen, Ilario Alicante, Simian Mobile Disco, Booka Shade, Brendon Moeller, nd_baumecker, Dave DK, André Lodemann, Ripperton, And.Id, Karotte, Adam Port, DJ Koze, Ellen Allien, Ryan Elliott, Modeselektor, Ripperton, Lawrence and 142 others. View all charted tracks on Phil e</text:p>
          </table:table-cell>
          <table:table-cell table:number-columns-repeated="2" office:value-type="string">
            <text:p>NULL</text:p>
          </table:table-cell>
          <table:table-cell office:value-type="string">
            <text:p>http://www.philpot-records.net</text:p>
          </table:table-cell>
          <table:table-cell office:value-type="string">
            <text:p>NULL</text:p>
          </table:table-cell>
          <table:table-cell table:number-columns-repeated="1017"/>
        </table:table-row>
        <table:table-row table:style-name="ro6">
          <table:table-cell office:value-type="float" office:value="856">
            <text:p>856</text:p>
          </table:table-cell>
          <table:table-cell office:value-type="string">
            <text:p>City Centre Offices</text:p>
          </table:table-cell>
          <table:table-cell office:value-type="string">
            <text:p>Berlin label releasing experimental, post-rock, ambient and leftfield electronics. City Centre Offices releases have been charted by Conforce and 11 others. View all charted tracks on City Centre Offices</text:p>
          </table:table-cell>
          <table:table-cell office:value-type="string">
            <text:p>NULL</text:p>
          </table:table-cell>
          <table:table-cell office:value-type="string">
            <text:p>cco@city-centre-offices.de</text:p>
          </table:table-cell>
          <table:table-cell office:value-type="string">
            <text:p>http://www.city-centre-offices.de/</text:p>
          </table:table-cell>
          <table:table-cell office:value-type="string">
            <text:p>NULL</text:p>
          </table:table-cell>
          <table:table-cell table:number-columns-repeated="1017"/>
        </table:table-row>
        <table:table-row table:style-name="ro6" table:number-rows-repeated="1048536">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currency-symbol number:language="nl" number:country="NL">€</number:currency-symbol>
      <number:text> </number:text>
      <number:number number:decimal-places="2" number:min-integer-digits="1" number:grouping="true"/>
    </number:currency-style>
    <number:currency-style style:name="N106">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6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0.999cm" fo:page-height="29.699cm" style:num-format="1" style:print-orientation="portrait" fo:margin-top="2.54cm" fo:margin-bottom="2.54cm" fo:margin-left="3.175cm" fo:margin-right="3.175cm" style:writing-mode="lr-tb"/>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4">24-10-2015</text:date>, <text:time>20:57:19</text:time></text:p>
        </style:region-right>
      </style:header>
      <style:header-left style:display="false"/>
      <style:footer>
        <text:p>Page <text:page-number>1</text:page-number> / <text:page-count>99</text:page-count></text:p>
      </style:footer>
      <style:footer-left style:display="false"/>
    </style:master-page>
    <style:master-page style:name="Standard"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meta:initial-creator>phpMyAdmin 4.1.14</meta:initial-creator>
    <meta:creation-date>2015-10-24T15:22:33</meta:creation-date>
    <dc:date>2015-10-24T20:57:19.40</dc:date>
    <dc:creator>Ayco Holleman</dc:creator>
    <meta:editing-duration>PT1H5M42S</meta:editing-duration>
    <meta:editing-cycles>5</meta:editing-cycles>
    <meta:document-statistic meta:table-count="1" meta:cell-count="273" meta:object-count="0"/>
  </office:meta>
</office:document-meta>
</file>